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Result.setTime( long elaps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mpleResult.setSample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etStopThread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isBinaryType( String 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ampleResult.getStar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isMon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etSuccessful( boolean su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etMarked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eResult.createTestSample( long start , long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eResult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etAllThreads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getRespons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getSample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getUrlAs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getDataEnco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eResult.isMarked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etResultFileName( String result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ampleResu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mpleResult.SampleResult( long elapsed , boolean at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ampleResult.getBy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etStartTime( long st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eResult.setStopTest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tampAndTime( long stamp , long elaps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ampleResult.currentTimeInM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ampleResult.setDataType( String dat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getError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etEndTime( long e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ampleResult.getResul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isStampedAt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getGroup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getSampleLabel( boolean includeGrou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mpleResult.setThreadName( String threa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haveNano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etGroupThreads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amplePau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eResult.setSampleCount(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etStampAndTime( long stamp , long elaps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eResult.setContentTyp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getSave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etResponseData( byte [ ]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ampleResult( long stamp , long elaps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ample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isSuccessfu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etParent( SampleResul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etEncodingAndType( String 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ampleResult.getResponseDataAs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ampleResult.setResponseMessage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etSaveConfig( SampleSaveConfiguration propertiesToSa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getAll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etBytes(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etMonitor( boolean mon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etResponseCode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etURL( URL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getSampl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isResponseCode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etRequestHeaders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getRespons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etResponseData( String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ampleResult.addSubResult( SampleResult subRes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ampleResult.ge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etLatency( long lat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etResponseMessage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getThrea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getDataEncodingWithDefaul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eResult.sample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mpleResult.sample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mpleResult.isStop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configure( Configuration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getSample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etTimeStamp( long tim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latency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getDat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ge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createTestSample( long elaps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leResult.getReques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etSamplerData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getEn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getIdl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getRespons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getLat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nanoTi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ampleResult.setDataEncoding( String data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etResponseHeaders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ampleResult( SampleResult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ampleResult.initNanoTime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mpleResult.setResponseCod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toreSubResult( SampleResult sub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mpleResult.getAssertionResul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eResult.setTimes( long start , long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leResult.isStop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getSubResul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eResult.addAssertionResult( AssertionResult assert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eResult.getRespons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ampleNsClockIn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setErrorCount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mpleResult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getDataEncodingNo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.getMedi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